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cbfb1"/>
    </style:style>
    <style:style style:name="P3" style:family="paragraph" style:parent-style-name="Preformatted_20_Text">
      <style:text-properties officeooo:paragraph-rsid="001063d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11fa36"/>
    </style:style>
    <style:style style:name="P6" style:family="paragraph" style:parent-style-name="Text_20_body">
      <style:text-properties officeooo:paragraph-rsid="001561c3"/>
    </style:style>
    <style:style style:name="P7" style:family="paragraph" style:parent-style-name="Preformatted_20_Text" style:list-style-name="L2"/>
    <style:style style:name="P8" style:family="paragraph" style:parent-style-name="Preformatted_20_Text" style:list-style-name="L5"/>
    <style:style style:name="P9" style:family="paragraph" style:parent-style-name="Preformatted_20_Text" style:list-style-name="L7"/>
    <style:style style:name="P10" style:family="paragraph" style:parent-style-name="Preformatted_20_Text" style:list-style-name="L9"/>
    <style:style style:name="P11" style:family="paragraph" style:parent-style-name="Preformatted_20_Text" style:list-style-name="L11"/>
    <style:style style:name="P12" style:family="paragraph" style:parent-style-name="Preformatted_20_Text" style:list-style-name="L13">
      <style:paragraph-properties fo:margin-top="0cm" fo:margin-bottom="0.499cm" style:contextual-spacing="false"/>
    </style:style>
    <style:style style:name="P13" style:family="paragraph" style:parent-style-name="Preformatted_20_Text" style:list-style-name="L15"/>
    <style:style style:name="P14" style:family="paragraph" style:parent-style-name="Preformatted_20_Text" style:list-style-name="L17"/>
    <style:style style:name="P15" style:family="paragraph" style:parent-style-name="Preformatted_20_Text" style:list-style-name="L19">
      <style:paragraph-properties fo:margin-top="0cm" fo:margin-bottom="0.499cm" style:contextual-spacing="false"/>
    </style:style>
    <style:style style:name="P16" style:family="paragraph" style:parent-style-name="Preformatted_20_Text" style:list-style-name="L21"/>
    <style:style style:name="P17" style:family="paragraph" style:parent-style-name="Text_20_body" style:list-style-name="L1"/>
    <style:style style:name="P18" style:family="paragraph" style:parent-style-name="Text_20_body" style:list-style-name="L3">
      <style:text-properties officeooo:paragraph-rsid="000eb123"/>
    </style:style>
    <style:style style:name="P19" style:family="paragraph" style:parent-style-name="Text_20_body" style:list-style-name="L4"/>
    <style:style style:name="P20" style:family="paragraph" style:parent-style-name="Text_20_body" style:list-style-name="L6"/>
    <style:style style:name="P21" style:family="paragraph" style:parent-style-name="Text_20_body" style:list-style-name="L8"/>
    <style:style style:name="P22" style:family="paragraph" style:parent-style-name="Text_20_body" style:list-style-name="L10"/>
    <style:style style:name="P23" style:family="paragraph" style:parent-style-name="Text_20_body" style:list-style-name="L12"/>
    <style:style style:name="P24" style:family="paragraph" style:parent-style-name="Text_20_body" style:list-style-name="L14"/>
    <style:style style:name="P25" style:family="paragraph" style:parent-style-name="Text_20_body" style:list-style-name="L16"/>
    <style:style style:name="P26" style:family="paragraph" style:parent-style-name="Text_20_body" style:list-style-name="L18"/>
    <style:style style:name="P27" style:family="paragraph" style:parent-style-name="Text_20_body" style:list-style-name="L20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3">
      <style:paragraph-properties fo:margin-top="0cm" fo:margin-bottom="0cm" style:contextual-spacing="false"/>
    </style:style>
    <style:style style:name="P31" style:family="paragraph" style:parent-style-name="Text_20_body" style:list-style-name="L23">
      <style:paragraph-properties fo:margin-top="0cm" fo:margin-bottom="0cm" style:contextual-spacing="false"/>
      <style:text-properties officeooo:paragraph-rsid="0017791c"/>
    </style:style>
    <style:style style:name="P32" style:family="paragraph" style:parent-style-name="Text_20_body" style:list-style-name="L23">
      <style:text-properties officeooo:paragraph-rsid="00141620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0cbfb1" style:font-size-asian="7pt" style:font-size-complex="7pt"/>
    </style:style>
    <style:style style:name="T3" style:family="text">
      <style:text-properties fo:font-size="7pt" officeooo:rsid="001063dd" style:font-size-asian="7pt" style:font-size-complex="7pt"/>
    </style:style>
    <style:style style:name="T4" style:family="text">
      <style:text-properties fo:font-size="7pt" fo:font-weight="bold" officeooo:rsid="001063dd" style:font-size-asian="7pt" style:font-weight-asian="bold" style:font-size-complex="7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eb12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063d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T5">Jenkins Pipeline uses a domain-specific language (DSL) for defining continuous delivery pipelines. The DSL includes a set of keywords and syntax to define various aspects of the pipeline. Here are some key keywords used in Jenkins Pipeline along with brief explanations:</text:span></text:span></text:p>
      <text:p text:style-name="Text_20_body"><text:span text:style-name="Source_20_Text"><text:span text:style-name="T5"/></text:span></text:p>
      <text:list xml:id="list3747399797" text:style-name="L1">
        <text:list-header>
          <text:p text:style-name="P17"><text:span text:style-name="Strong_20_Emphasis"><text:span text:style-name="T6">1. </text:span></text:span><text:span text:style-name="Strong_20_Emphasis">pipeline: </text:span><text:s/>Defines the entire Jenkins Pipeline.</text:p>
        </text:list-header>
      </text:list>
      <text:list xml:id="list1438598997" text:style-name="L2">
        <text:list-header>
          <text:p text:style-name="P7"><text:span text:style-name="Source_20_Text"><text:s text:c="4"/>pipeline {</text:span></text:p>
        </text:list-header>
      </text:list>
      <text:p text:style-name="Preformatted_20_Text"><text:span text:style-name="Source_20_Text"><text:s text:c="13"/>// pipeline configuration goes here</text:span></text:p>
      <text:p text:style-name="Preformatted_20_Text"><text:span text:style-name="Source_20_Text"><text:s text:c="10"/></text:span><text:span text:style-name="Source_20_Text"><text:span text:style-name="T6">}</text:span></text:span></text:p>
      <text:p text:style-name="Preformatted_20_Text"><text:span text:style-name="Source_20_Text"/></text:p>
      <text:list xml:id="list1043428454" text:style-name="L3">
        <text:list-header>
          <text:p text:style-name="P18"><text:span text:style-name="Strong_20_Emphasis"><text:span text:style-name="T6">2. </text:span></text:span><text:span text:style-name="Strong_20_Emphasis">agent:</text:span> Specifies where the pipeline will run, such as on a specific agent or any available agent. <text:s text:c="2"/></text:p>
          <text:p text:style-name="P18"><text:span text:style-name="T7"><text:s text:c="3"/></text:span><text:span text:style-name="T8"><text:s text:c="6"/>agent any</text:span></text:p>
        </text:list-header>
      </text:list>
      <text:list xml:id="list89253915" text:style-name="L4">
        <text:list-header>
          <text:p text:style-name="P19"><text:span text:style-name="Strong_20_Emphasis"><text:span text:style-name="T6">3. </text:span></text:span><text:span text:style-name="Strong_20_Emphasis">stages:</text:span> Groups a series of steps into a logical unit of work, often representing phases in the software delivery process.</text:p>
        </text:list-header>
      </text:list>
      <text:list xml:id="list2303739428" text:style-name="L5">
        <text:list-header>
          <text:p text:style-name="P8"><text:span text:style-name="Source_20_Text"><text:s text:c="4"/>stages {</text:span></text:p>
        </text:list-header>
      </text:list>
      <text:p text:style-name="Preformatted_20_Text"><text:span text:style-name="Source_20_Text"><text:s text:c="13"/>// define stages and steps here</text:span></text:p>
      <text:p text:style-name="P1"><text:span text:style-name="Source_20_Text"><text:s text:c="10"/>}</text:span></text:p>
      <text:list xml:id="list339457446" text:style-name="L6">
        <text:list-header>
          <text:p text:style-name="P20"><text:span text:style-name="Strong_20_Emphasis"><text:span text:style-name="T6">4. </text:span></text:span><text:span text:style-name="Strong_20_Emphasis">stage:</text:span> Defines an individual stage within the pipeline.</text:p>
        </text:list-header>
      </text:list>
      <text:list xml:id="list1104889662" text:style-name="L7">
        <text:list-header>
          <text:p text:style-name="P9"><text:span text:style-name="Source_20_Text"><text:s text:c="5"/>stage('Build') {</text:span></text:p>
        </text:list-header>
      </text:list>
      <text:p text:style-name="Preformatted_20_Text"><text:span text:style-name="Source_20_Text"><text:s text:c="14"/>// steps for the Build stage</text:span></text:p>
      <text:p text:style-name="P1"><text:span text:style-name="Source_20_Text"><text:s text:c="11"/>}</text:span></text:p>
      <text:list xml:id="list1175645461" text:style-name="L8">
        <text:list-header>
          <text:p text:style-name="P21"><text:span text:style-name="Strong_20_Emphasis"><text:span text:style-name="T6">5. </text:span></text:span><text:span text:style-name="Strong_20_Emphasis">steps:</text:span> Contains a sequence of one or more steps to be executed within a stage.</text:p>
        </text:list-header>
      </text:list>
      <text:list xml:id="list3505484877" text:style-name="L9">
        <text:list-header>
          <text:p text:style-name="P10"><text:span text:style-name="Source_20_Text"><text:s text:c="5"/>steps {</text:span></text:p>
        </text:list-header>
      </text:list>
      <text:p text:style-name="Preformatted_20_Text"><text:span text:style-name="Source_20_Text"><text:s text:c="14"/>// define steps here</text:span></text:p>
      <text:p text:style-name="P1"><text:span text:style-name="Source_20_Text"><text:s text:c="11"/>}</text:span></text:p>
      <text:list xml:id="list3232728715" text:style-name="L10">
        <text:list-header>
          <text:p text:style-name="P22"><text:span text:style-name="Strong_20_Emphasis"><text:span text:style-name="T6">6. </text:span></text:span><text:span text:style-name="Strong_20_Emphasis">script:</text:span> Executes a block of Groovy script within a pipeline.</text:p>
        </text:list-header>
      </text:list>
      <text:list xml:id="list2801636195" text:style-name="L11">
        <text:list-header>
          <text:p text:style-name="P11"><text:span text:style-name="Source_20_Text"><text:s text:c="5"/>script {</text:span></text:p>
        </text:list-header>
      </text:list>
      <text:p text:style-name="Preformatted_20_Text"><text:span text:style-name="Source_20_Text"><text:s text:c="14"/>// Groovy script goes here</text:span></text:p>
      <text:p text:style-name="P1"><text:span text:style-name="Source_20_Text"><text:s text:c="11"/>}</text:span></text:p>
      <text:list xml:id="list2510737976" text:style-name="L12">
        <text:list-header>
          <text:p text:style-name="P23"><text:span text:style-name="Strong_20_Emphasis"><text:span text:style-name="T6">7. </text:span></text:span><text:span text:style-name="Strong_20_Emphasis">checkout:</text:span> Retrieves the source code from a version control system (e.g., Git, Subversion).</text:p>
        </text:list-header>
      </text:list>
      <text:list xml:id="list2286948962" text:style-name="L13">
        <text:list-header>
          <text:p text:style-name="P12"><text:span text:style-name="Source_20_Text"><text:s text:c="6"/>checkout scm</text:span></text:p>
        </text:list-header>
      </text:list>
      <text:list xml:id="list1133791096" text:style-name="L14">
        <text:list-header>
          <text:p text:style-name="P24"><text:span text:style-name="Strong_20_Emphasis"><text:span text:style-name="T6">8. </text:span></text:span><text:span text:style-name="Strong_20_Emphasis">parallel:</text:span> Runs multiple stages or sets of steps concurrently.</text:p>
        </text:list-header>
      </text:list>
      <text:list xml:id="list331329213" text:style-name="L15">
        <text:list-header>
          <text:p text:style-name="P13"><text:span text:style-name="Source_20_Text"><text:s text:c="6"/>parallel {</text:span></text:p>
        </text:list-header>
      </text:list>
      <text:p text:style-name="Preformatted_20_Text"><text:span text:style-name="Source_20_Text"><text:s text:c="16"/>stage('Branch A') {</text:span></text:p>
      <text:p text:style-name="Preformatted_20_Text"><text:span text:style-name="Source_20_Text"><text:s text:c="19"/>// steps for Branch A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stage('Branch B') {</text:span></text:p>
      <text:p text:style-name="Preformatted_20_Text"><text:span text:style-name="Source_20_Text"><text:s text:c="19"/>// steps for Branch B</text:span></text:p>
      <text:p text:style-name="P3"><text:span text:style-name="Source_20_Text"><text:s text:c="16"/>}</text:span></text:p>
      <text:p text:style-name="P1"><text:span text:style-name="Source_20_Text"><text:s text:c="12"/>}</text:span></text:p>
      <text:list xml:id="list112689897" text:style-name="L16">
        <text:list-header>
          <text:p text:style-name="P25"><text:soft-page-break/><text:span text:style-name="Strong_20_Emphasis"><text:span text:style-name="T9">9. </text:span></text:span><text:span text:style-name="Strong_20_Emphasis">environment:</text:span> Defines environment variables that will be available to subsequent steps in the same stage.</text:p>
        </text:list-header>
      </text:list>
      <text:list xml:id="list166063762" text:style-name="L17">
        <text:list-header>
          <text:p text:style-name="P14"><text:span text:style-name="Source_20_Text"><text:s text:c="7"/>environment {</text:span></text:p>
        </text:list-header>
      </text:list>
      <text:p text:style-name="Preformatted_20_Text"><text:span text:style-name="Source_20_Text"><text:s text:c="20"/>VARIABLE_NAME = 'some value'</text:span></text:p>
      <text:p text:style-name="P1"><text:span text:style-name="Source_20_Text"><text:s text:c="13"/>}</text:span></text:p>
      <text:list xml:id="list965984778" text:style-name="L18">
        <text:list-header>
          <text:p text:style-name="P26"><text:span text:style-name="Strong_20_Emphasis"><text:span text:style-name="T9">10. </text:span></text:span><text:span text:style-name="Strong_20_Emphasis">input:</text:span> Pauses the pipeline and waits for manual input from a user.</text:p>
        </text:list-header>
      </text:list>
      <text:list xml:id="list2024948732" text:style-name="L19">
        <text:list-header>
          <text:p text:style-name="P15"><text:span text:style-name="Source_20_Text"><text:s text:c="7"/>input 'Proceed with deployment?'</text:span></text:p>
        </text:list-header>
      </text:list>
      <text:list xml:id="list4212243107" text:style-name="L20">
        <text:list-header>
          <text:p text:style-name="P27"><text:span text:style-name="Strong_20_Emphasis"><text:span text:style-name="T9">11. </text:span></text:span><text:span text:style-name="Strong_20_Emphasis">when:</text:span> Specifies conditions under which a stage should be executed.</text:p>
        </text:list-header>
      </text:list>
      <text:list xml:id="list2717534480" text:style-name="L21">
        <text:list-header>
          <text:p text:style-name="P16"><text:span text:style-name="Source_20_Text"><text:s text:c="6"/>when {</text:span></text:p>
        </text:list-header>
      </text:list>
      <text:p text:style-name="Preformatted_20_Text"><text:span text:style-name="Source_20_Text"><text:s text:c="12"/>expression { return params.BRANCH_NAME == 'master' }</text:span></text:p>
      <text:p text:style-name="P1"><text:span text:style-name="Source_20_Text"><text:s text:c="12"/>}</text:span></text:p>
      <text:list xml:id="list1679060183" text:style-name="L22">
        <text:list-header>
          <text:p text:style-name="P28"><text:span text:style-name="Strong_20_Emphasis"><text:span text:style-name="T9">12. </text:span></text:span><text:span text:style-name="Strong_20_Emphasis">parameters:</text:span> Defines parameters that can be passed to the pipeline when triggering it.</text:p>
        </text:list-header>
      </text:list>
      <text:p text:style-name="Preformatted_20_Text"><text:span text:style-name="Source_20_Text"><text:s text:c="11"/></text:span><text:span text:style-name="Source_20_Text"><text:span text:style-name="T1"><text:s/>parameters {</text:span></text:span></text:p>
      <text:p text:style-name="P3"><text:span text:style-name="Source_20_Text"><text:span text:style-name="T1"><text:s text:c="22"/>string(name: 'PARAM_NAME', defaultValue: 'default',</text:span></text:span></text:p>
      <text:p text:style-name="P3"><text:span text:style-name="Source_20_Text"><text:span text:style-name="T3"><text:s text:c="22"/>d</text:span></text:span><text:span text:style-name="Source_20_Text"><text:span text:style-name="T1">escription: 'Description of the parameter')</text:span></text:span></text:p>
      <text:p text:style-name="P1"><text:span text:style-name="Source_20_Text"><text:span text:style-name="T1"><text:s text:c="17"/>}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3"><text:span text:style-name="Source_20_Text"><text:span text:style-name="T4">Checkout Syntax : </text:span></text:span></text:p>
      <text:p text:style-name="P3"><text:span text:style-name="Source_20_Text"><text:span text:style-name="T3"/></text:span></text:p>
      <text:p text:style-name="Preformatted_20_Text"><text:span text:style-name="Source_20_Text"><text:span text:style-name="T1">steps {</text:span></text:span></text:p>
      <text:p text:style-name="Preformatted_20_Text"><text:span text:style-name="Source_20_Text"><text:span text:style-name="T1"><text:s text:c="8"/>// Checkout code from a Git repository</text:span></text:span></text:p>
      <text:p text:style-name="Preformatted_20_Text"><text:span text:style-name="Source_20_Text"><text:span text:style-name="T1"><text:s text:c="8"/></text:span></text:span><text:span text:style-name="Source_20_Text"><text:span text:style-name="T2">echo ‘Start checkout’</text:span></text:span></text:p>
      <text:p text:style-name="P2"><text:span text:style-name="Source_20_Text"><text:span text:style-name="T1"><text:s text:c="8"/>checkout([$class: 'GitSCM', <text:s/>branches: [[name: '*/master']], </text:span></text:span></text:p>
      <text:p text:style-name="P2"><text:span text:style-name="Source_20_Text"><text:span text:style-name="T1"><text:s text:c="8"/>userRemoteConfigs: [[</text:span></text:span><text:span text:style-name="Source_20_Text"><text:span text:style-name="T2">credentialId : ‘Idname’ , </text:span></text:span><text:span text:style-name="Source_20_Text"><text:span text:style-name="T1">url: 'https://github.com/your-username/your-repo.git']]])</text:span></text:span></text:p>
      <text:p text:style-name="P1"><text:span text:style-name="Source_20_Text"><text:span text:style-name="T1"><text:s text:c="6"/>}</text:span></text:span></text:p>
      <text:p text:style-name="P4"/>
      <text:p text:style-name="P4">bat label: '', script:</text:p>
      <text:p text:style-name="P5">The <text:span text:style-name="Source_20_Text"><text:span text:style-name="T7">bat</text:span></text:span> step in Jenkins is used to execute Windows batch commands. </text:p>
      <text:p text:style-name="P5">In this context, the <text:span text:style-name="Source_20_Text"><text:span text:style-name="T7">label</text:span></text:span><text:span text:style-name="T7"> </text:span>attribute is used to specify the label of the agent (node) on which the <text:span text:style-name="Source_20_Text">bat</text:span> step should be executed. If the <text:span text:style-name="Source_20_Text">label</text:span> is an empty string (<text:span text:style-name="Source_20_Text">''</text:span>), it means the step should run on any available agent.</text:p>
      <text:p text:style-name="P6"><text:span text:style-name="Source_20_Text"><text:span text:style-name="T7">script</text:span></text:span> parameter contains the actual batch commands to be executed.</text:p>
      <text:p text:style-name="Standard"><text:span text:style-name="Source_20_Text"><text:span text:style-name="T5"/></text:span></text:p>
      <text:list xml:id="list2004527580" text:style-name="L23">
        <text:list-item text:start-value="2">
          <text:p text:style-name="P29"><text:span text:style-name="Strong_20_Emphasis">Agent Any:</text:span></text:p>
          <text:list>
            <text:list-item>
              <text:p text:style-name="P30">In a Jenkins pipeline, "agent any" specifies that the pipeline can run on any available agent (executor). It allows Jenkins to schedule the pipeline on any available node.</text:p>
            </text:list-item>
          </text:list>
        </text:list-item>
        <text:list-item>
          <text:p text:style-name="P29"><text:span text:style-name="Strong_20_Emphasis">Environment:</text:span></text:p>
          <text:list>
            <text:list-item>
              <text:p text:style-name="P31">In a Jenkins pipeline, an environment typically refers to the specific conditions or context in which a set of tasks or steps are executed. This can include variables and configurations relevant to the execution environment.</text:p>
              <text:p text:style-name="P31"/>
            </text:list-item>
          </text:list>
        </text:list-item>
        <text:list-item>
          <text:p text:style-name="P32"><text:span text:style-name="Strong_20_Emphasis">MsBuild:</text:span></text:p>
          <text:list>
            <text:list-item>
              <text:p text:style-name="P30"><text:soft-page-break/><text:span text:style-name="Source_20_Text">MsBuild</text:span> in the context of a Jenkins pipeline refers to the Microsoft Build Engine, which is used to build .NET applications. In a Jenkins pipeline, you might use the <text:span text:style-name="Source_20_Text">bat</text:span> or <text:span text:style-name="Source_20_Text">sh</text:span> step to execute MSBuild commands.</text:p>
            </text:list-item>
          </text:list>
        </text:list-item>
        <text:list-item>
          <text:p text:style-name="P29"><text:span text:style-name="Strong_20_Emphasis">MsDeploy:</text:span></text:p>
          <text:list>
            <text:list-item>
              <text:p text:style-name="P30">In a Jenkins pipeline, <text:span text:style-name="Source_20_Text">MsDeploy</text:span> can be used for deploying web applications. You would typically use the <text:span text:style-name="Source_20_Text">bat</text:span> or <text:span text:style-name="Source_20_Text">sh</text:span> step to execute MSDeploy commands for deployment.</text:p>
            </text:list-item>
          </text:list>
        </text:list-item>
        <text:list-item>
          <text:p text:style-name="P29"><text:span text:style-name="Strong_20_Emphasis">FxCop:</text:span></text:p>
          <text:list>
            <text:list-item>
              <text:p text:style-name="P30">In a Jenkins pipeline, <text:span text:style-name="Source_20_Text">FxCop</text:span> can be integrated using the <text:span text:style-name="Source_20_Text">step</text:span> or <text:span text:style-name="Source_20_Text">bat</text:span> step to perform static code analysis on .NET assemblies.</text:p>
            </text:list-item>
          </text:list>
        </text:list-item>
        <text:list-item>
          <text:p text:style-name="P29"><text:span text:style-name="Strong_20_Emphasis">Stages:</text:span></text:p>
          <text:list>
            <text:list-item>
              <text:p text:style-name="P30">In Jenkins pipelines, stages represent a stage of the pipeline workflow. Each stage can contain multiple steps and typically represents a phase of the software delivery process, such as build, test, or deploy.</text:p>
            </text:list-item>
          </text:list>
        </text:list-item>
        <text:list-item>
          <text:p text:style-name="P29"><text:span text:style-name="Strong_20_Emphasis">Stage:</text:span></text:p>
          <text:list>
            <text:list-item>
              <text:p text:style-name="P30">A stage is a specific phase within a Jenkins pipeline. It helps in organizing and visualizing the steps or tasks that need to be executed as part of that phase.</text:p>
            </text:list-item>
          </text:list>
        </text:list-item>
        <text:list-item>
          <text:p text:style-name="P29"><text:span text:style-name="Strong_20_Emphasis">Steps:</text:span></text:p>
          <text:list>
            <text:list-item>
              <text:p text:style-name="P30">Steps in a Jenkins pipeline are the individual tasks that make up a stage. Each step represents a single action, such as compiling code, running tests, or deploying an application.</text:p>
            </text:list-item>
          </text:list>
        </text:list-item>
        <text:list-item>
          <text:p text:style-name="P29"><text:span text:style-name="Strong_20_Emphasis">PowerShell ReturnStatus:</text:span></text:p>
          <text:list>
            <text:list-item>
              <text:p text:style-name="P30">In Jenkins pipelines, you can use the <text:span text:style-name="Source_20_Text">powershell</text:span> step to execute PowerShell scripts. The <text:span text:style-name="Source_20_Text">returnStatus</text:span> parameter allows you to capture the exit status of the PowerShell script.</text:p>
            </text:list-item>
          </text:list>
        </text:list-item>
        <text:list-item>
          <text:p text:style-name="P29"><text:span text:style-name="Strong_20_Emphasis">Script:</text:span></text:p>
          <text:list>
            <text:list-item>
              <text:p text:style-name="P30">In a Jenkins pipeline, the <text:span text:style-name="Source_20_Text">script</text:span> block is used to define the commands or steps to be executed. It can include any valid scripting language supported by Jenkins, such as Groovy, Shell, or PowerShell.</text:p>
            </text:list-item>
          </text:list>
        </text:list-item>
        <text:list-item>
          <text:p text:style-name="P29"><text:span text:style-name="Strong_20_Emphasis">Build Job:</text:span></text:p>
          <text:list>
            <text:list-item>
              <text:p text:style-name="P30">In Jenkins, a build job is a task that encompasses the steps required to build the application. This can include compiling code, running tests, and producing artifacts.</text:p>
            </text:list-item>
          </text:list>
        </text:list-item>
        <text:list-item>
          <text:p text:style-name="P29"><text:span text:style-name="Strong_20_Emphasis">Parameters:</text:span></text:p>
          <text:list>
            <text:list-item>
              <text:p text:style-name="P30">In Jenkins pipelines, parameters allow you to customize the behavior of the pipeline. They can be defined at the pipeline level or at the individual job level. In your example, a parameter named <text:span text:style-name="Source_20_Text">param1</text:span> with the value <text:span text:style-name="Source_20_Text">"value1"</text:span> is defined.</text:p>
            </text:list-item>
          </text:list>
        </text:list-item>
      </text:list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2:40:47.798195718</meta:creation-date>
    <dc:date>2023-12-11T20:01:59.180188933</dc:date>
    <meta:editing-duration>PT1H2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828" meta:character-count="5281" meta:non-whitespace-character-count="4109"/>
  </office:meta>
</office:document-meta>
</file>